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36mm"/>
    </style:style>
    <style:style style:name="co2" style:family="table-column">
      <style:table-column-properties fo:break-before="auto" style:column-width="50.59mm"/>
    </style:style>
    <style:style style:name="co3" style:family="table-column">
      <style:table-column-properties fo:break-before="auto" style:column-width="88.46mm"/>
    </style:style>
    <style:style style:name="co4" style:family="table-column">
      <style:table-column-properties fo:break-before="auto" style:column-width="14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3" style:family="table-cell" style:parent-style-name="Default">
      <style:text-properties style:font-name="Liberation Sans" fo:font-size="16pt" style:font-name-asian="文泉驛微米黑" style:font-size-asian="16pt" style:font-name-complex="Lucida Sans" style:font-size-complex="16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bookshelf_callnumber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call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312.7565 8344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865022471" calcext:value-type="float">
            <text:p>9789865022471</text:p>
          </table:table-cell>
          <table:table-cell office:value-type="string" calcext:value-type="string">
            <text:p>312.932P97 4242.2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863125501" calcext:value-type="float">
            <text:p>9789863125501</text:p>
          </table:table-cell>
          <table:table-cell office:value-type="string" calcext:value-type="string">
            <text:p>312.32P97 86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570852332" calcext:value-type="float">
            <text:p>9789570852332</text:p>
          </table:table-cell>
          <table:table-cell office:value-type="string" calcext:value-type="string">
            <text:p>610 8364 2019 <text:s/>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89570810783" calcext:value-type="float">
            <text:p>9789570810783</text:p>
          </table:table-cell>
          <table:table-cell office:value-type="string" calcext:value-type="string">
            <text:p>610 4423 199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89570851519" calcext:value-type="float">
            <text:p>9789570851519</text:p>
          </table:table-cell>
          <table:table-cell office:value-type="string" calcext:value-type="string">
            <text:p>571.6 261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9573284383" calcext:value-type="float">
            <text:p>9789573284383</text:p>
          </table:table-cell>
          <table:table-cell office:value-type="string" calcext:value-type="string">
            <text:p>571.76 444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89864342815" calcext:value-type="float">
            <text:p>9789864342815</text:p>
          </table:table-cell>
          <table:table-cell office:value-type="string" calcext:value-type="string">
            <text:p>312.32P9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9861343228" calcext:value-type="float">
            <text:p>9789861343228</text:p>
          </table:table-cell>
          <table:table-cell office:value-type="string" calcext:value-type="string">
            <text:p>176.4 4236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89864768813" calcext:value-type="float">
            <text:p>9789864768813</text:p>
          </table:table-cell>
          <table:table-cell office:value-type="string" calcext:value-type="string">
            <text:p>312.931 9134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89864342945" calcext:value-type="float">
            <text:p>9789864342945</text:p>
          </table:table-cell>
          <table:table-cell office:value-type="string" calcext:value-type="string">
            <text:p>312.2 7110 2018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89864342099" calcext:value-type="float">
            <text:p>9789864342099</text:p>
          </table:table-cell>
          <table:table-cell office:value-type="string" calcext:value-type="string">
            <text:p>312.92 8354-2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7702045197" calcext:value-type="float">
            <text:p>4717702045197</text:p>
          </table:table-cell>
          <table:table-cell office:value-type="string" calcext:value-type="string">
            <text:p>811.1 8010 <text:s/>2006 c.2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89864340484" calcext:value-type="float">
            <text:p>9789864340484</text:p>
          </table:table-cell>
          <table:table-cell office:value-type="string" calcext:value-type="string">
            <text:p>312.2 460.2 201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89864764716" calcext:value-type="float">
            <text:p>9789864764716</text:p>
          </table:table-cell>
          <table:table-cell office:value-type="string" calcext:value-type="string">
            <text:p>312.1695 2244 2017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89864341375" calcext:value-type="float">
            <text:p>9789864341375</text:p>
          </table:table-cell>
          <table:table-cell office:value-type="string" calcext:value-type="string">
            <text:p>312.76 447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89869276115" calcext:value-type="float">
            <text:p>9789869276115</text:p>
          </table:table-cell>
          <table:table-cell office:value-type="string" calcext:value-type="string">
            <text:p>427 2760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9864342686" calcext:value-type="float">
            <text:p>9789864342686</text:p>
          </table:table-cell>
          <table:table-cell office:value-type="string" calcext:value-type="string">
            <text:p>312.2 7711 10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89864340798" calcext:value-type="float">
            <text:p>9789864340798</text:p>
          </table:table-cell>
          <table:table-cell office:value-type="string" calcext:value-type="string">
            <text:p>312.1695 8579 <text:s/>201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89864760978" calcext:value-type="float">
            <text:p>9789864760978</text:p>
          </table:table-cell>
          <table:table-cell office:value-type="string" calcext:value-type="string">
            <text:p>312.54 240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789866009716" calcext:value-type="float">
            <text:p>9789866009716</text:p>
          </table:table-cell>
          <table:table-cell office:value-type="string" calcext:value-type="string">
            <text:p>312.7 6024 2013 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89869547314" calcext:value-type="float">
            <text:p>9789869547314</text:p>
          </table:table-cell>
          <table:table-cell office:value-type="string" calcext:value-type="string">
            <text:p>494.2 8575 2017 <text:s/>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89865775773" calcext:value-type="float">
            <text:p>9789865775773</text:p>
          </table:table-cell>
          <table:table-cell office:value-type="string" calcext:value-type="string">
            <text:p>413.915 4143 2014 </text:p>
          </table:table-cell>
          <table:table-cell/>
          <table:table-cell table:style-name="ce3" office:value-type="string" calcext:value-type="string">
            <text:p>ebook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89863772804" calcext:value-type="float">
            <text:p>9789863772804</text:p>
          </table:table-cell>
          <table:table-cell office:value-type="string" calcext:value-type="string">
            <text:p>397 1253 2017 <text:s/>v.1397</text:p>
          </table:table-cell>
          <table:table-cell/>
          <table:table-cell table:style-name="ce3" office:value-type="string" calcext:value-type="string">
            <text:p>ebook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89869553285" calcext:value-type="float">
            <text:p>9789869553285</text:p>
          </table:table-cell>
          <table:table-cell office:value-type="string" calcext:value-type="string">
            <text:p>910 2751-2 2018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89865695521" calcext:value-type="float">
            <text:p>9789865695521</text:p>
          </table:table-cell>
          <table:table-cell office:value-type="string" calcext:value-type="string">
            <text:p>910 8733 2016 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75681622" calcext:value-type="float">
            <text:p>9575681622</text:p>
          </table:table-cell>
          <table:table-cell office:value-type="string" calcext:value-type="string">
            <text:p>435.1 401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7702089290" calcext:value-type="float">
            <text:p>4717702089290</text:p>
          </table:table-cell>
          <table:table-cell office:value-type="string" calcext:value-type="string">
            <text:p>479.9 2632 <text:s/></text:p>
          </table:table-cell>
          <table:table-cell/>
          <table:table-cell table:style-name="ce3" office:value-type="string" calcext:value-type="string">
            <text:p>ebook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787095583137" calcext:value-type="float">
            <text:p>9787095583137</text:p>
          </table:table-cell>
          <table:table-cell office:value-type="string" calcext:value-type="string">
            <text:p>471.9 764.2 <text:s/>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89864050116" calcext:value-type="float">
            <text:p>9789864050116</text:p>
          </table:table-cell>
          <table:table-cell office:value-type="string" calcext:value-type="string">
            <text:p>400 8024 <text:s/>v.1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789864050130" calcext:value-type="float">
            <text:p>9789864050130</text:p>
          </table:table-cell>
          <table:table-cell office:value-type="string" calcext:value-type="string">
            <text:p>400 7743 V.19 <text:s/>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89861546643" calcext:value-type="float">
            <text:p>9789861546643</text:p>
          </table:table-cell>
          <table:table-cell office:value-type="string" calcext:value-type="string">
            <text:p>448.6 2322 8th ed. v1 <text:s/>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789861547619" calcext:value-type="float">
            <text:p>9789861547619</text:p>
          </table:table-cell>
          <table:table-cell table:style-name="ce3" office:value-type="string" calcext:value-type="string">
            <text:p>448.6 2322 8th ed. v2 <text:s/>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89577023360" calcext:value-type="float">
            <text:p>9789577023360</text:p>
          </table:table-cell>
          <table:table-cell office:value-type="string" calcext:value-type="string">
            <text:p>170 4420-1 1999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89571324227" calcext:value-type="float">
            <text:p>9789571324227</text:p>
          </table:table-cell>
          <table:table-cell office:value-type="string" calcext:value-type="string">
            <text:p>177.1 8825 <text:s/>1997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17702089757" calcext:value-type="float">
            <text:p>4717702089757</text:p>
          </table:table-cell>
          <table:table-cell office:value-type="string" calcext:value-type="string">
            <text:p>521.1 4022(1)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89577490872" calcext:value-type="float">
            <text:p>9789577490872</text:p>
          </table:table-cell>
          <table:table-cell office:value-type="string" calcext:value-type="string">
            <text:p>467.4 8263 85 199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87562840855" calcext:value-type="float">
            <text:p>9787562840855</text:p>
          </table:table-cell>
          <table:table-cell office:value-type="string" calcext:value-type="string">
            <text:p>803.169 4444 2015</text:p>
          </table:table-cell>
          <table:table-cell/>
          <table:table-cell office:value-type="string" calcext:value-type="string">
            <text:p>cn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89570387339" calcext:value-type="float">
            <text:p>9789570387339</text:p>
          </table:table-cell>
          <table:table-cell office:value-type="string" calcext:value-type="string">
            <text:p>997.82 2819 201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iy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80596155513" calcext:value-type="float">
            <text:p>9780596155513</text:p>
          </table:table-cell>
          <table:table-cell office:value-type="string" calcext:value-type="string">
            <text:p>471.516 O63 B35 <text:s/>200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andout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621.381 2754 2004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80131219311" calcext:value-type="float">
            <text:p>9780131219311</text:p>
          </table:table-cell>
          <table:table-cell office:value-type="string" calcext:value-type="string">
            <text:p>621.381 T631 <text:s/>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80071155953" calcext:value-type="float">
            <text:p>9780071155953</text:p>
          </table:table-cell>
          <table:table-cell office:value-type="string" calcext:value-type="string">
            <text:p>312.73 S24 1998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61573216" calcext:value-type="float">
            <text:p>9861573216</text:p>
          </table:table-cell>
          <table:table-cell office:value-type="string" calcext:value-type="string">
            <text:p>312.9162 8766 2006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80130324955" calcext:value-type="float">
            <text:p>9780130324955</text:p>
          </table:table-cell>
          <table:table-cell office:value-type="string" calcext:value-type="string">
            <text:p>337 N712 2001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89867198532" calcext:value-type="float">
            <text:p>9789867198532</text:p>
          </table:table-cell>
          <table:table-cell office:value-type="string" calcext:value-type="string">
            <text:p>312.92 7160 200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80321303479" calcext:value-type="float">
            <text:p>9780321303479</text:p>
          </table:table-cell>
          <table:table-cell office:value-type="string" calcext:value-type="string">
            <text:p><text:s/>312.1695 S477 200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89866387074" calcext:value-type="float">
            <text:p>9789866387074</text:p>
          </table:table-cell>
          <table:table-cell office:value-type="string" calcext:value-type="string">
            <text:p>312.76 864 2009 <text:s/>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0471283249" calcext:value-type="float">
            <text:p>9780471283249</text:p>
          </table:table-cell>
          <table:table-cell office:value-type="string" calcext:value-type="string">
            <text:p>337.9 .A465 2001 <text:s/>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80393322767" calcext:value-type="float">
            <text:p>9780393322767</text:p>
          </table:table-cell>
          <table:table-cell office:value-type="float" office:value="371.33" calcext:value-type="float">
            <text:p>371.3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89576365164" calcext:value-type="float">
            <text:p>9789576365164</text:p>
          </table:table-cell>
          <table:table-cell office:value-type="string" calcext:value-type="string">
            <text:p>312.953 8445:2-2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80024097309" calcext:value-type="float">
            <text:p>9780024097309</text:p>
          </table:table-cell>
          <table:table-cell office:value-type="string" calcext:value-type="string">
            <text:p>440.23 .S515 1988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80471153689" calcext:value-type="float">
            <text:p>9780471153689</text:p>
          </table:table-cell>
          <table:table-cell office:value-type="string" calcext:value-type="string">
            <text:p>410.35 5446 1997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80201752953" calcext:value-type="float">
            <text:p>9780201752953</text:p>
          </table:table-cell>
          <table:table-cell office:value-type="string" calcext:value-type="string">
            <text:p>312.93 S443 2002 <text:s/>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80030186820" calcext:value-type="float">
            <text:p>9780030186820</text:p>
          </table:table-cell>
          <table:table-cell office:value-type="string" calcext:value-type="string">
            <text:p>410 F931 1998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89862761359" calcext:value-type="float">
            <text:p>9789862761359</text:p>
          </table:table-cell>
          <table:table-cell office:value-type="string" calcext:value-type="string">
            <text:p>312.16 859 2011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789863470151" calcext:value-type="float">
            <text:p>9789863470151</text:p>
          </table:table-cell>
          <table:table-cell office:value-type="string" calcext:value-type="string">
            <text:p>312.1653 2714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89861818511" calcext:value-type="float">
            <text:p>9789861818511</text:p>
          </table:table-cell>
          <table:table-cell office:value-type="string" calcext:value-type="string">
            <text:p>312.54 8455 2010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789862763209" calcext:value-type="float">
            <text:p>9789862763209</text:p>
          </table:table-cell>
          <table:table-cell office:value-type="string" calcext:value-type="string">
            <text:p>312.54 8455 2011 <text:s/>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789862014004" calcext:value-type="float">
            <text:p>9789862014004</text:p>
          </table:table-cell>
          <table:table-cell office:value-type="string" calcext:value-type="string">
            <text:p>312.712 8336 2010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89575278786" calcext:value-type="float">
            <text:p>9789575278786</text:p>
          </table:table-cell>
          <table:table-cell office:value-type="string" calcext:value-type="string">
            <text:p>312.953 1020 200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89572241936" calcext:value-type="float">
            <text:p>9789572241936</text:p>
          </table:table-cell>
          <table:table-cell office:value-type="string" calcext:value-type="string">
            <text:p>312.54 4652 <text:s/>201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789862761694" calcext:value-type="float">
            <text:p>9789862761694</text:p>
          </table:table-cell>
          <table:table-cell office:value-type="string" calcext:value-type="string">
            <text:p>312.54 8734 2011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89862766675" calcext:value-type="float">
            <text:p>9789862766675</text:p>
          </table:table-cell>
          <table:table-cell office:value-type="string" calcext:value-type="string">
            <text:p>312.31 8777 201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789862768600" calcext:value-type="float">
            <text:p>9789862768600</text:p>
          </table:table-cell>
          <table:table-cell office:value-type="string" calcext:value-type="string">
            <text:p>312.2 8727 201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89862017050" calcext:value-type="float">
            <text:p>9789862017050</text:p>
          </table:table-cell>
          <table:table-cell table:style-name="ce4" office:value-type="string" calcext:value-type="string">
            <text:p>312.2 8354 201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9865740382" calcext:value-type="float">
            <text:p>9789865740382</text:p>
          </table:table-cell>
          <table:table-cell office:value-type="string" calcext:value-type="string">
            <text:p>312.2 7514 2014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89866072956" calcext:value-type="float">
            <text:p>9789866072956</text:p>
          </table:table-cell>
          <table:table-cell office:value-type="string" calcext:value-type="string">
            <text:p>312.2 7514 2012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789862760116" calcext:value-type="float">
            <text:p>9789862760116</text:p>
          </table:table-cell>
          <table:table-cell office:value-type="string" calcext:value-type="string">
            <text:p>312.2 8439 2013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89862015827" calcext:value-type="float">
            <text:p>9789862015827</text:p>
          </table:table-cell>
          <table:table-cell office:value-type="string" calcext:value-type="string">
            <text:p>312.8 8455 2012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312.7565 8344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789862760956" calcext:value-type="float">
            <text:p>9789862760956</text:p>
          </table:table-cell>
          <table:table-cell office:value-type="string" calcext:value-type="string">
            <text:p>312.7565 8246 2011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789862767436" calcext:value-type="float">
            <text:p>9789862767436</text:p>
          </table:table-cell>
          <table:table-cell office:value-type="string" calcext:value-type="string">
            <text:p>312.74 3254 201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89862019306" calcext:value-type="float">
            <text:p>9789862019306</text:p>
          </table:table-cell>
          <table:table-cell office:value-type="string" calcext:value-type="string">
            <text:p>312.3 1030 2014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89863473060" calcext:value-type="float">
            <text:p>9789863473060</text:p>
          </table:table-cell>
          <table:table-cell office:value-type="string" calcext:value-type="string">
            <text:p>312.23 8534 2014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89572054024" calcext:value-type="float">
            <text:p>9789572054024</text:p>
          </table:table-cell>
          <table:table-cell office:value-type="string" calcext:value-type="string">
            <text:p>312.92 1325 2001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89862017074" calcext:value-type="float">
            <text:p>9789862017074</text:p>
          </table:table-cell>
          <table:table-cell office:value-type="string" calcext:value-type="string">
            <text:p>312.2 8367 2013 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89862018200" calcext:value-type="float">
            <text:p>9789862018200</text:p>
          </table:table-cell>
          <table:table-cell office:value-type="string" calcext:value-type="string">
            <text:p>312.2 8336 201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789862760451" calcext:value-type="float">
            <text:p>9789862760451</text:p>
          </table:table-cell>
          <table:table-cell office:value-type="string" calcext:value-type="string">
            <text:p>318.1 8735 2010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89867139672" calcext:value-type="float">
            <text:p>9789867139672</text:p>
          </table:table-cell>
          <table:table-cell office:value-type="string" calcext:value-type="string">
            <text:p>474.3 4872 2012 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89866360718" calcext:value-type="float">
            <text:p>9789866360718</text:p>
          </table:table-cell>
          <table:table-cell office:value-type="string" calcext:value-type="string">
            <text:p>474.57 3334 2012 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89867167811" calcext:value-type="float">
            <text:p>9789867167811</text:p>
          </table:table-cell>
          <table:table-cell office:value-type="string" calcext:value-type="string">
            <text:p>474.3 4054 2009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89571048079" calcext:value-type="float">
            <text:p>9789571048079</text:p>
          </table:table-cell>
          <table:table-cell office:value-type="string" calcext:value-type="string">
            <text:p>441.58 4073 201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89862019405" calcext:value-type="float">
            <text:p>9789862019405</text:p>
          </table:table-cell>
          <table:table-cell office:value-type="string" calcext:value-type="string">
            <text:p>312.1695 4310 2014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89862019788" calcext:value-type="float">
            <text:p>9789862019788</text:p>
          </table:table-cell>
          <table:table-cell office:value-type="string" calcext:value-type="string">
            <text:p>312.2 8566 2014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89572241004" calcext:value-type="float">
            <text:p>9789572241004</text:p>
          </table:table-cell>
          <table:table-cell office:value-type="string" calcext:value-type="string">
            <text:p>312.54 4652 201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89862768440" calcext:value-type="float">
            <text:p>9789862768440</text:p>
          </table:table-cell>
          <table:table-cell office:value-type="string" calcext:value-type="string">
            <text:p>312.76 8343 2013 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789864760572" calcext:value-type="float">
            <text:p>9789864760572</text:p>
          </table:table-cell>
          <table:table-cell office:value-type="string" calcext:value-type="string">
            <text:p>512.4 8723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80679766117" calcext:value-type="float">
            <text:p>9780679766117</text:p>
          </table:table-cell>
          <table:table-cell office:value-type="string" calcext:value-type="string">
            <text:p>523.39 J12 20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789866029172" calcext:value-type="float">
            <text:p>9789866029172</text:p>
          </table:table-cell>
          <table:table-cell office:value-type="string" calcext:value-type="string">
            <text:p>474.3 2091 201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89863477983" calcext:value-type="float">
            <text:p>9789863477983</text:p>
          </table:table-cell>
          <table:table-cell office:value-type="string" calcext:value-type="string">
            <text:p>471.516 1279-3 2015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89863120841" calcext:value-type="float">
            <text:p>9789863120841</text:p>
          </table:table-cell>
          <table:table-cell office:value-type="string" calcext:value-type="string">
            <text:p>471.516 4942 2013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89863472865" calcext:value-type="float">
            <text:p>9789863472865</text:p>
          </table:table-cell>
          <table:table-cell office:value-type="string" calcext:value-type="string">
            <text:p>312.952 8067 <text:s/>2014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89574423545" calcext:value-type="float">
            <text:p>9789574423545</text:p>
          </table:table-cell>
          <table:table-cell office:value-type="string" calcext:value-type="string">
            <text:p>471.516 8774 2006 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89863476030" calcext:value-type="float">
            <text:p>9789863476030</text:p>
          </table:table-cell>
          <table:table-cell office:value-type="string" calcext:value-type="string">
            <text:p>312.32C 8855 201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89572206287" calcext:value-type="float">
            <text:p>9789572206287</text:p>
          </table:table-cell>
          <table:table-cell office:value-type="string" calcext:value-type="string">
            <text:p>312.932C 4024b 1991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89572054437" calcext:value-type="float">
            <text:p>9789572054437</text:p>
          </table:table-cell>
          <table:table-cell office:value-type="string" calcext:value-type="string">
            <text:p>312.32C 8855 2001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89862763100" calcext:value-type="float">
            <text:p>9789862763100</text:p>
          </table:table-cell>
          <table:table-cell office:value-type="string" calcext:value-type="string">
            <text:p>312.32J3 8766 2010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89863473145" calcext:value-type="float">
            <text:p>9789863473145</text:p>
          </table:table-cell>
          <table:table-cell office:value-type="string" calcext:value-type="string">
            <text:p>312.52 8325 2014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89866482274" calcext:value-type="float">
            <text:p>9789866482274</text:p>
          </table:table-cell>
          <table:table-cell office:value-type="string" calcext:value-type="string">
            <text:p>312.952 8537 2009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789863472186" calcext:value-type="float">
            <text:p>9789863472186</text:p>
          </table:table-cell>
          <table:table-cell office:value-type="string" calcext:value-type="string">
            <text:p>448.845029 8547 2014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789862019061" calcext:value-type="float">
            <text:p>9789862019061</text:p>
          </table:table-cell>
          <table:table-cell office:value-type="string" calcext:value-type="string">
            <text:p>312.32C 4174 2014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789864761685" calcext:value-type="float">
            <text:p>9789864761685</text:p>
          </table:table-cell>
          <table:table-cell office:value-type="string" calcext:value-type="string">
            <text:p>312.54 2714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789863479116" calcext:value-type="float">
            <text:p>9789863479116</text:p>
          </table:table-cell>
          <table:table-cell office:value-type="string" calcext:value-type="string">
            <text:p>312.932P97 5064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89863477105" calcext:value-type="float">
            <text:p>9789863477105</text:p>
          </table:table-cell>
          <table:table-cell office:value-type="string" calcext:value-type="string">
            <text:p>312.32P9 5124 201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789862760703" calcext:value-type="float">
            <text:p>9789862760703</text:p>
          </table:table-cell>
          <table:table-cell office:value-type="string" calcext:value-type="string">
            <text:p>312.32P97 7451 2010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789863479819" calcext:value-type="float">
            <text:p>9789863479819</text:p>
          </table:table-cell>
          <table:table-cell office:value-type="string" calcext:value-type="string">
            <text:p>312.32P97 8572 <text:s/>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789863477020" calcext:value-type="float">
            <text:p>9789863477020</text:p>
          </table:table-cell>
          <table:table-cell office:value-type="string" calcext:value-type="string">
            <text:p>312.32P97 8835 201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789863477808" calcext:value-type="float">
            <text:p>9789863477808</text:p>
          </table:table-cell>
          <table:table-cell office:value-type="string" calcext:value-type="string">
            <text:p>312.32P97 3044 201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789864340415" calcext:value-type="float">
            <text:p>9789864340415</text:p>
          </table:table-cell>
          <table:table-cell office:value-type="string" calcext:value-type="string">
            <text:p>312.32P97 8465 201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789864760244" calcext:value-type="float">
            <text:p>9789864760244</text:p>
          </table:table-cell>
          <table:table-cell office:value-type="string" calcext:value-type="string">
            <text:p>312.32P97 8355 2016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789861547534" calcext:value-type="float">
            <text:p>9789861547534</text:p>
          </table:table-cell>
          <table:table-cell office:value-type="string" calcext:value-type="string">
            <text:p>312.2 8970 2008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789862764916" calcext:value-type="float">
            <text:p>9789862764916</text:p>
          </table:table-cell>
          <table:table-cell office:value-type="string" calcext:value-type="string">
            <text:p>967.029 4622 2012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789863476856" calcext:value-type="float">
            <text:p>9789863476856</text:p>
          </table:table-cell>
          <table:table-cell office:value-type="string" calcext:value-type="string">
            <text:p>312.2 8464 201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789863478751" calcext:value-type="float">
            <text:p>9789863478751</text:p>
          </table:table-cell>
          <table:table-cell office:value-type="string" calcext:value-type="string">
            <text:p>312.8 8434 20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789861811918" calcext:value-type="float">
            <text:p>9789861811918</text:p>
          </table:table-cell>
          <table:table-cell office:value-type="string" calcext:value-type="string">
            <text:p>312.32J36 6022 2011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789861994079" calcext:value-type="float">
            <text:p>9789861994079</text:p>
          </table:table-cell>
          <table:table-cell office:value-type="string" calcext:value-type="string">
            <text:p>510.359 8956 2013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789863473312" calcext:value-type="float">
            <text:p>9789863473312</text:p>
          </table:table-cell>
          <table:table-cell office:value-type="string" calcext:value-type="string">
            <text:p>312.3 8347 2014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789863475460" calcext:value-type="float">
            <text:p>9789863475460</text:p>
          </table:table-cell>
          <table:table-cell office:value-type="string" calcext:value-type="string">
            <text:p>312.32P97 8757 201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89865617011" calcext:value-type="float">
            <text:p>9789865617011</text:p>
          </table:table-cell>
          <table:table-cell office:value-type="string" calcext:value-type="string">
            <text:p>312.54 7744 201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789866703140" calcext:value-type="float">
            <text:p>9789866703140</text:p>
          </table:table-cell>
          <table:table-cell office:value-type="string" calcext:value-type="string">
            <text:p>803.18 7375 2009 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789863475392" calcext:value-type="float">
            <text:p>9789863475392</text:p>
          </table:table-cell>
          <table:table-cell office:value-type="string" calcext:value-type="string">
            <text:p>471.516 2122 201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89576670893" calcext:value-type="float">
            <text:p>9789576670893</text:p>
          </table:table-cell>
          <table:table-cell office:value-type="string" calcext:value-type="string">
            <text:p>563.73 8866 1998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89863611400" calcext:value-type="float">
            <text:p>9789863611400</text:p>
          </table:table-cell>
          <table:table-cell office:value-type="string" calcext:value-type="string">
            <text:p>874.57 834 201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89861859750" calcext:value-type="float">
            <text:p>9789861859750</text:p>
          </table:table-cell>
          <table:table-cell office:value-type="string" calcext:value-type="string">
            <text:p>874.57 834 2014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789861859767" calcext:value-type="float">
            <text:p>9789861859767</text:p>
          </table:table-cell>
          <table:table-cell office:value-type="string" calcext:value-type="string">
            <text:p>874.57 834 2014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89861859774" calcext:value-type="float">
            <text:p>9789861859774</text:p>
          </table:table-cell>
          <table:table-cell office:value-type="string" calcext:value-type="string">
            <text:p>874.57 834 201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789863710455" calcext:value-type="float">
            <text:p>9789863710455</text:p>
          </table:table-cell>
          <table:table-cell office:value-type="string" calcext:value-type="string">
            <text:p>627.3 461.26 2016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89869458672" calcext:value-type="float">
            <text:p>9789869458672</text:p>
          </table:table-cell>
          <table:table-cell office:value-type="string" calcext:value-type="string">
            <text:p>427.16 3442 2017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789575323134" calcext:value-type="float">
            <text:p>9789575323134</text:p>
          </table:table-cell>
          <table:table-cell office:value-type="string" calcext:value-type="string">
            <text:p>803.169 9066 200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789867694393" calcext:value-type="float">
            <text:p>9789867694393</text:p>
          </table:table-cell>
          <table:table-cell office:value-type="string" calcext:value-type="string">
            <text:p>803.16 1144 2005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789868409873" calcext:value-type="float">
            <text:p>9789868409873</text:p>
          </table:table-cell>
          <table:table-cell office:value-type="string" calcext:value-type="string">
            <text:p>803.169 6787 201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789868409866" calcext:value-type="float">
            <text:p>9789868409866</text:p>
          </table:table-cell>
          <table:table-cell office:value-type="string" calcext:value-type="string">
            <text:p>803.169 6787 2010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89862018644" calcext:value-type="float">
            <text:p>9789862018644</text:p>
          </table:table-cell>
          <table:table-cell office:value-type="string" calcext:value-type="string">
            <text:p>477.7 8468 2014 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789868409804" calcext:value-type="float">
            <text:p>9789868409804</text:p>
          </table:table-cell>
          <table:table-cell office:value-type="string" calcext:value-type="string">
            <text:p>803.16 8566 2008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89575322977" calcext:value-type="float">
            <text:p>9789575322977</text:p>
          </table:table-cell>
          <table:table-cell office:value-type="string" calcext:value-type="string">
            <text:p>803.16 8474 200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789575323028" calcext:value-type="float">
            <text:p>9789575323028</text:p>
          </table:table-cell>
          <table:table-cell office:value-type="string" calcext:value-type="string">
            <text:p>803.14 8474 200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89861451169" calcext:value-type="float">
            <text:p>9789861451169</text:p>
          </table:table-cell>
          <table:table-cell office:value-type="string" calcext:value-type="string">
            <text:p>803.288 8689 2004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89864177240" calcext:value-type="float">
            <text:p>9789864177240</text:p>
          </table:table-cell>
          <table:table-cell office:value-type="string" calcext:value-type="string">
            <text:p>310 4417 2006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89863592198" calcext:value-type="float">
            <text:p>9789863592198</text:p>
          </table:table-cell>
          <table:table-cell office:value-type="string" calcext:value-type="string">
            <text:p>523.314 466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789862355121" calcext:value-type="float">
            <text:p>9789862355121</text:p>
          </table:table-cell>
          <table:table-cell office:value-type="string" calcext:value-type="string">
            <text:p>300 733 2016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789575613204" calcext:value-type="float">
            <text:p>9789575613204</text:p>
          </table:table-cell>
          <table:table-cell office:value-type="string" calcext:value-type="string">
            <text:p>911.1 1042 2009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9869236850" calcext:value-type="float">
            <text:p>9789869236850</text:p>
          </table:table-cell>
          <table:table-cell office:value-type="string" calcext:value-type="string">
            <text:p>176.33 8455 2016 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89575529673" calcext:value-type="float">
            <text:p>9789575529673</text:p>
          </table:table-cell>
          <table:table-cell office:value-type="string" calcext:value-type="string">
            <text:p>943.97 8763-4 2011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89575521202" calcext:value-type="float">
            <text:p>9789575521202</text:p>
          </table:table-cell>
          <table:table-cell office:value-type="string" calcext:value-type="string">
            <text:p>943.97 8763-3 1986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89575521431" calcext:value-type="float">
            <text:p>9789575521431</text:p>
          </table:table-cell>
          <table:table-cell table:style-name="ce3" office:value-type="string" calcext:value-type="string">
            <text:p>943.97 8763-3 198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789575266981" calcext:value-type="float">
            <text:p>9789575266981</text:p>
          </table:table-cell>
          <table:table-cell office:value-type="string" calcext:value-type="string">
            <text:p>477.32 8663 2007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789573272946" calcext:value-type="float">
            <text:p>9789573272946</text:p>
          </table:table-cell>
          <table:table-cell office:value-type="string" calcext:value-type="string">
            <text:p>528.946 0723 2013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789861205502" calcext:value-type="float">
            <text:p>9789861205502</text:p>
          </table:table-cell>
          <table:table-cell office:value-type="string" calcext:value-type="string">
            <text:p>548.946 6605 2011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789575268459" calcext:value-type="float">
            <text:p>9789575268459</text:p>
          </table:table-cell>
          <table:table-cell office:value-type="string" calcext:value-type="string">
            <text:p>447.33 8946 2009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789866056796" calcext:value-type="float">
            <text:p>9789866056796</text:p>
          </table:table-cell>
          <table:table-cell office:value-type="string" calcext:value-type="string">
            <text:p>447.166 4353 2017 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789571362816" calcext:value-type="float">
            <text:p>9789571362816</text:p>
          </table:table-cell>
          <table:table-cell office:value-type="string" calcext:value-type="string">
            <text:p>394.911 8476 2015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789576474026" calcext:value-type="float">
            <text:p>9789576474026</text:p>
          </table:table-cell>
          <table:table-cell office:value-type="string" calcext:value-type="string">
            <text:p>997.11 4432 <text:s/>1999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89865802110" calcext:value-type="float">
            <text:p>9789865802110</text:p>
          </table:table-cell>
          <table:table-cell office:value-type="string" calcext:value-type="string">
            <text:p>435.3 4432 2013 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789866086632" calcext:value-type="float">
            <text:p>9789866086632</text:p>
          </table:table-cell>
          <table:table-cell office:value-type="string" calcext:value-type="string">
            <text:p>435 1132 2001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789578804739" calcext:value-type="float">
            <text:p>9789578804739</text:p>
          </table:table-cell>
          <table:table-cell office:value-type="string" calcext:value-type="string">
            <text:p>415.22 4772-1 2006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89865623142" calcext:value-type="float">
            <text:p>9789865623142</text:p>
          </table:table-cell>
          <table:table-cell office:value-type="string" calcext:value-type="string">
            <text:p>394.025 2722 2015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789866787362" calcext:value-type="float">
            <text:p>9789866787362</text:p>
          </table:table-cell>
          <table:table-cell office:value-type="string" calcext:value-type="string">
            <text:p>916.65 8356 2008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89866033438" calcext:value-type="float">
            <text:p>9789866033438</text:p>
          </table:table-cell>
          <table:table-cell office:value-type="string" calcext:value-type="string">
            <text:p>394 6010:2 2013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789865973391" calcext:value-type="float">
            <text:p>9789865973391</text:p>
          </table:table-cell>
          <table:table-cell office:value-type="string" calcext:value-type="string">
            <text:p>999 8363 2012 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789863425588" calcext:value-type="float">
            <text:p>9789863425588</text:p>
          </table:table-cell>
          <table:table-cell office:value-type="string" calcext:value-type="string">
            <text:p>943.98 8629 2016 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789575279073" calcext:value-type="float">
            <text:p>9789575279073</text:p>
          </table:table-cell>
          <table:table-cell office:value-type="string" calcext:value-type="string">
            <text:p>477.22029 2621 200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89863700289" calcext:value-type="float">
            <text:p>9789863700289</text:p>
          </table:table-cell>
          <table:table-cell office:value-type="string" calcext:value-type="string">
            <text:p>441.6 2634 2015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89576500992" calcext:value-type="float">
            <text:p>9789576500992</text:p>
          </table:table-cell>
          <table:table-cell office:value-type="string" calcext:value-type="string">
            <text:p>874.57 7544 199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89575451462" calcext:value-type="float">
            <text:p>9789575451462</text:p>
          </table:table-cell>
          <table:table-cell office:value-type="string" calcext:value-type="string">
            <text:p>813.08 8436 1992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789570830811" calcext:value-type="float">
            <text:p>9789570830811</text:p>
          </table:table-cell>
          <table:table-cell office:value-type="string" calcext:value-type="string">
            <text:p>992.026 8446 2006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89571365091" calcext:value-type="float">
            <text:p>9789571365091</text:p>
          </table:table-cell>
          <table:table-cell office:value-type="string" calcext:value-type="string">
            <text:p>861.67 8354-4 2016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789571360782" calcext:value-type="float">
            <text:p>9789571360782</text:p>
          </table:table-cell>
          <table:table-cell office:value-type="string" calcext:value-type="string">
            <text:p>861.57 8357 2014 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89862351192" calcext:value-type="float">
            <text:p>9789862351192</text:p>
          </table:table-cell>
          <table:table-cell office:value-type="string" calcext:value-type="string">
            <text:p>528.9474 2862 201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89862351796" calcext:value-type="float">
            <text:p>9789862351796</text:p>
          </table:table-cell>
          <table:table-cell office:value-type="string" calcext:value-type="string">
            <text:p>377.944 404 2012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89572313756" calcext:value-type="float">
            <text:p>9789572313756</text:p>
          </table:table-cell>
          <table:table-cell office:value-type="string" calcext:value-type="string">
            <text:p>874.57 7464 2002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789863191469" calcext:value-type="float">
            <text:p>9789863191469</text:p>
          </table:table-cell>
          <table:table-cell office:value-type="string" calcext:value-type="string">
            <text:p>882.157 8537 2015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789863191230" calcext:value-type="float">
            <text:p>9789863191230</text:p>
          </table:table-cell>
          <table:table-cell office:value-type="string" calcext:value-type="string">
            <text:p>882.157 8537 2015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789863191940" calcext:value-type="float">
            <text:p>9789863191940</text:p>
          </table:table-cell>
          <table:table-cell office:value-type="string" calcext:value-type="string">
            <text:p>882.157 8537 2016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789863191124" calcext:value-type="float">
            <text:p>9789863191124</text:p>
          </table:table-cell>
          <table:table-cell office:value-type="string" calcext:value-type="string">
            <text:p>882.157 8537 2014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89866157752" calcext:value-type="float">
            <text:p>9789866157752</text:p>
          </table:table-cell>
          <table:table-cell table:style-name="ce3" office:value-type="string" calcext:value-type="string">
            <text:p>882.157 8537 2012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89866157493" calcext:value-type="float">
            <text:p>9789866157493</text:p>
          </table:table-cell>
          <table:table-cell office:value-type="string" calcext:value-type="string">
            <text:p>882.157 8537 2011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789571407432" calcext:value-type="float">
            <text:p>9789571407432</text:p>
          </table:table-cell>
          <table:table-cell office:value-type="string" calcext:value-type="string">
            <text:p>835 0439 1999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89866558238" calcext:value-type="float">
            <text:p>9789866558238</text:p>
          </table:table-cell>
          <table:table-cell office:value-type="string" calcext:value-type="string">
            <text:p>415.22 4054 200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89578782099" calcext:value-type="float">
            <text:p>9789578782099</text:p>
          </table:table-cell>
          <table:table-cell office:value-type="string" calcext:value-type="string">
            <text:p>592.092 2537 <text:s/>199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789575867867" calcext:value-type="float">
            <text:p>9789575867867</text:p>
          </table:table-cell>
          <table:table-cell office:value-type="string" calcext:value-type="string">
            <text:p>800 1105 <text:s/>1999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789861734606" calcext:value-type="float">
            <text:p>9789861734606</text:p>
          </table:table-cell>
          <table:table-cell office:value-type="string" calcext:value-type="string">
            <text:p>494.01 4424 2009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789864761388" calcext:value-type="float">
            <text:p>9789864761388</text:p>
          </table:table-cell>
          <table:table-cell office:value-type="string" calcext:value-type="string">
            <text:p>312.932P97 2742 2016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789862018439" calcext:value-type="float">
            <text:p>9789862018439</text:p>
          </table:table-cell>
          <table:table-cell office:value-type="string" calcext:value-type="string">
            <text:p>312.136 8645 2013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789869340571" calcext:value-type="float">
            <text:p>9789869340571</text:p>
          </table:table-cell>
          <table:table-cell office:value-type="string" calcext:value-type="string">
            <text:p>494.01 4428 2016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89571368542" calcext:value-type="float">
            <text:p>9789571368542</text:p>
          </table:table-cell>
          <table:table-cell office:value-type="string" calcext:value-type="string">
            <text:p>861.6 4254-19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789571371894" calcext:value-type="float">
            <text:p>9789571371894</text:p>
          </table:table-cell>
          <table:table-cell office:value-type="string" calcext:value-type="string">
            <text:p>861.57 8354 2017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89575451615" calcext:value-type="float">
            <text:p>9789575451615</text:p>
          </table:table-cell>
          <table:table-cell office:value-type="string" calcext:value-type="string">
            <text:p>873.57 7751 1977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789864761678" calcext:value-type="float">
            <text:p>9789864761678</text:p>
          </table:table-cell>
          <table:table-cell office:value-type="string" calcext:value-type="string">
            <text:p>312.54 2714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789866151705" calcext:value-type="float">
            <text:p>9789866151705</text:p>
          </table:table-cell>
          <table:table-cell office:value-type="string" calcext:value-type="string">
            <text:p>474.3 8559 2014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789864762514" calcext:value-type="float">
            <text:p>9789864762514</text:p>
          </table:table-cell>
          <table:table-cell office:value-type="string" calcext:value-type="string">
            <text:p>312.923 5322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789869307055" calcext:value-type="float">
            <text:p>9789869307055</text:p>
          </table:table-cell>
          <table:table-cell office:value-type="string" calcext:value-type="string">
            <text:p>911.1 4407 2017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789862019689" calcext:value-type="float">
            <text:p>9789862019689</text:p>
          </table:table-cell>
          <table:table-cell office:value-type="string" calcext:value-type="string">
            <text:p>312.92 3521 2014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789864341030" calcext:value-type="float">
            <text:p>9789864341030</text:p>
          </table:table-cell>
          <table:table-cell office:value-type="string" calcext:value-type="string">
            <text:p>312.8 8767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89864342365" calcext:value-type="float">
            <text:p>9789864342365</text:p>
          </table:table-cell>
          <table:table-cell office:value-type="string" calcext:value-type="string">
            <text:p>312.73 8866 2017 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789862017883" calcext:value-type="float">
            <text:p>9789862017883</text:p>
          </table:table-cell>
          <table:table-cell office:value-type="string" calcext:value-type="string">
            <text:p>312.2 7131 201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89862767191" calcext:value-type="float">
            <text:p>9789862767191</text:p>
          </table:table-cell>
          <table:table-cell office:value-type="string" calcext:value-type="string">
            <text:p>312.2 2451 201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789864763269" calcext:value-type="float">
            <text:p>9789864763269</text:p>
          </table:table-cell>
          <table:table-cell office:value-type="string" calcext:value-type="string">
            <text:p>312.74 8765 2017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789864761982" calcext:value-type="float">
            <text:p>9789864761982</text:p>
          </table:table-cell>
          <table:table-cell office:value-type="string" calcext:value-type="string">
            <text:p>312.32P97 4724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89866076992" calcext:value-type="float">
            <text:p>9789866076992</text:p>
          </table:table-cell>
          <table:table-cell office:value-type="string" calcext:value-type="string">
            <text:p>400 8024 <text:s/>v.15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789862283356" calcext:value-type="float">
            <text:p>9789862283356</text:p>
          </table:table-cell>
          <table:table-cell office:value-type="string" calcext:value-type="string">
            <text:p>805.28 8088 2013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789866703638" calcext:value-type="float">
            <text:p>9789866703638</text:p>
          </table:table-cell>
          <table:table-cell office:value-type="string" calcext:value-type="string">
            <text:p>803.18 8656 2012 v.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789866703621" calcext:value-type="float">
            <text:p>9789866703621</text:p>
          </table:table-cell>
          <table:table-cell table:style-name="ce3" office:value-type="string" calcext:value-type="string">
            <text:p>803.18 8656 2012 v.2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789864761333" calcext:value-type="float">
            <text:p>9789864761333</text:p>
          </table:table-cell>
          <table:table-cell office:value-type="string" calcext:value-type="string">
            <text:p>312.32G6 8622 2016 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789864761753" calcext:value-type="float">
            <text:p>9789864761753</text:p>
          </table:table-cell>
          <table:table-cell office:value-type="string" calcext:value-type="string">
            <text:p>312.32P97 8733 2016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789862766699" calcext:value-type="float">
            <text:p>9789862766699</text:p>
          </table:table-cell>
          <table:table-cell office:value-type="string" calcext:value-type="string">
            <text:p>312.92 8544 2013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789864762729" calcext:value-type="float">
            <text:p>9789864762729</text:p>
          </table:table-cell>
          <table:table-cell office:value-type="string" calcext:value-type="string">
            <text:p>312.32 P97 4224 201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789863123439" calcext:value-type="float">
            <text:p>9789863123439</text:p>
          </table:table-cell>
          <table:table-cell office:value-type="string" calcext:value-type="string">
            <text:p>312.952 4942.2 2016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474.3 8773 2015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89861793405" calcext:value-type="float">
            <text:p>9789861793405</text:p>
          </table:table-cell>
          <table:table-cell office:value-type="string" calcext:value-type="string">
            <text:p>992 2633 2014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789869124010" calcext:value-type="float">
            <text:p>9789869124010</text:p>
          </table:table-cell>
          <table:table-cell office:value-type="string" calcext:value-type="string">
            <text:p>019.2 2750 2014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789862019542" calcext:value-type="float">
            <text:p>9789862019542</text:p>
          </table:table-cell>
          <table:table-cell office:value-type="string" calcext:value-type="string">
            <text:p>312.92 5014 2014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789863795230" calcext:value-type="float">
            <text:p>9789863795230</text:p>
          </table:table-cell>
          <table:table-cell office:value-type="string" calcext:value-type="string">
            <text:p>312.52 236.2 2017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789861794648" calcext:value-type="float">
            <text:p>9789861794648</text:p>
          </table:table-cell>
          <table:table-cell office:value-type="string" calcext:value-type="string">
            <text:p>019.2 2633 2016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89578279063" calcext:value-type="float">
            <text:p>9789578279063</text:p>
          </table:table-cell>
          <table:table-cell office:value-type="string" calcext:value-type="string">
            <text:p>803.18 1721 <text:s/>2006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789868774193" calcext:value-type="float">
            <text:p>9789868774193</text:p>
          </table:table-cell>
          <table:table-cell office:value-type="string" calcext:value-type="string">
            <text:p>427.212 1037 2012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89869015257" calcext:value-type="float">
            <text:p>9789869015257</text:p>
          </table:table-cell>
          <table:table-cell office:value-type="string" calcext:value-type="string">
            <text:p>427.1 8445 2014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89866033759" calcext:value-type="float">
            <text:p>9789866033759</text:p>
          </table:table-cell>
          <table:table-cell office:value-type="string" calcext:value-type="string">
            <text:p>427.42 8559.1 2013 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789866703607" calcext:value-type="float">
            <text:p>9789866703607</text:p>
          </table:table-cell>
          <table:table-cell office:value-type="string" calcext:value-type="string">
            <text:p>803.18 8656 2012 v.1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789571371870" calcext:value-type="float">
            <text:p>9789571371870</text:p>
          </table:table-cell>
          <table:table-cell office:value-type="string" calcext:value-type="string">
            <text:p>861.57 4254-31 2017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789865680367" calcext:value-type="float">
            <text:p>9789865680367</text:p>
          </table:table-cell>
          <table:table-cell office:value-type="string" calcext:value-type="string">
            <text:p>422.9 2225 2014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789863477310" calcext:value-type="float">
            <text:p>9789863477310</text:p>
          </table:table-cell>
          <table:table-cell office:value-type="string" calcext:value-type="string">
            <text:p>312.32P97 2702 2015 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89861792286" calcext:value-type="float">
            <text:p>9789861792286</text:p>
          </table:table-cell>
          <table:table-cell office:value-type="string" calcext:value-type="string">
            <text:p>019.2 2633 2011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789576866067" calcext:value-type="float">
            <text:p>9789576866067</text:p>
          </table:table-cell>
          <table:table-cell office:value-type="string" calcext:value-type="string">
            <text:p>474.3022 8654 2009 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789866185601" calcext:value-type="float">
            <text:p>9789866185601</text:p>
          </table:table-cell>
          <table:table-cell office:value-type="string" calcext:value-type="string">
            <text:p>474.3 8434 2011 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789571352503" calcext:value-type="float">
            <text:p>9789571352503</text:p>
          </table:table-cell>
          <table:table-cell office:value-type="string" calcext:value-type="string">
            <text:p>861.479 8354 2009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89867139283" calcext:value-type="float">
            <text:p>9789867139283</text:p>
          </table:table-cell>
          <table:table-cell office:value-type="string" calcext:value-type="string">
            <text:p>474.3 863 2010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789867637420" calcext:value-type="float">
            <text:p>9789867637420</text:p>
          </table:table-cell>
          <table:table-cell office:value-type="string" calcext:value-type="string">
            <text:p>435.2 7456 <text:s/>2009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789572239346" calcext:value-type="float">
            <text:p>9789572239346</text:p>
          </table:table-cell>
          <table:table-cell office:value-type="string" calcext:value-type="string">
            <text:p>448.845029 8537 2011 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80321680563" calcext:value-type="float">
            <text:p>9780321680563</text:p>
          </table:table-cell>
          <table:table-cell office:value-type="string" calcext:value-type="string">
            <text:p>QA76.73.P98 S85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89571342474" calcext:value-type="float">
            <text:p>9789571342474</text:p>
          </table:table-cell>
          <table:table-cell office:value-type="string" calcext:value-type="string">
            <text:p>861.57 4254 2005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89867415912" calcext:value-type="float">
            <text:p>9789867415912</text:p>
          </table:table-cell>
          <table:table-cell office:value-type="string" calcext:value-type="string">
            <text:p>874.57 1040-4 2006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789862766064" calcext:value-type="float">
            <text:p>9789862766064</text:p>
          </table:table-cell>
          <table:table-cell office:value-type="string" calcext:value-type="string">
            <text:p>471.516 1279 2012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789862762639" calcext:value-type="float">
            <text:p>9789862762639</text:p>
          </table:table-cell>
          <table:table-cell office:value-type="string" calcext:value-type="string">
            <text:p>312.32C 8655-2 2011 <text:s/>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789866482588" calcext:value-type="float">
            <text:p>9789866482588</text:p>
          </table:table-cell>
          <table:table-cell office:value-type="string" calcext:value-type="string">
            <text:p>950 8746 2009 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89866555633" calcext:value-type="float">
            <text:p>9789866555633</text:p>
          </table:table-cell>
          <table:table-cell office:value-type="string" calcext:value-type="string">
            <text:p>422.9 2225 2010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89571313405" calcext:value-type="float">
            <text:p>9789571313405</text:p>
          </table:table-cell>
          <table:table-cell office:value-type="string" calcext:value-type="string">
            <text:p>861.57 4425-7 1994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789571351032" calcext:value-type="float">
            <text:p>9789571351032</text:p>
          </table:table-cell>
          <table:table-cell office:value-type="string" calcext:value-type="string">
            <text:p>861.57 4254-17 2009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780321699879" calcext:value-type="float">
            <text:p>9780321699879</text:p>
          </table:table-cell>
          <table:table-cell office:value-type="string" calcext:value-type="string">
            <text:p>312.32P97 4444:2 <text:s/>2017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789862013571" calcext:value-type="float">
            <text:p>9789862013571</text:p>
          </table:table-cell>
          <table:table-cell office:value-type="string" calcext:value-type="string">
            <text:p>312.1695 8347 2010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789571341156" calcext:value-type="float">
            <text:p>9789571341156</text:p>
          </table:table-cell>
          <table:table-cell office:value-type="string" calcext:value-type="string">
            <text:p>783.18 4254 2004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789571348858" calcext:value-type="float">
            <text:p>9789571348858</text:p>
          </table:table-cell>
          <table:table-cell office:value-type="string" calcext:value-type="string">
            <text:p>861.57 4591 2008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789571324906" calcext:value-type="float">
            <text:p>9789571324906</text:p>
          </table:table-cell>
          <table:table-cell office:value-type="string" calcext:value-type="string">
            <text:p>861.57 8357 1998 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789571343945" calcext:value-type="float">
            <text:p>9789571343945</text:p>
          </table:table-cell>
          <table:table-cell office:value-type="string" calcext:value-type="string">
            <text:p>861.6 8354 2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789861242453" calcext:value-type="float">
            <text:p>9789861242453</text:p>
          </table:table-cell>
          <table:table-cell office:value-type="string" calcext:value-type="string">
            <text:p>399.51 886 2004 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789576667244" calcext:value-type="float">
            <text:p>9789576667244</text:p>
          </table:table-cell>
          <table:table-cell office:value-type="string" calcext:value-type="string">
            <text:p>399 8346 2001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789570517989" calcext:value-type="float">
            <text:p>9789570517989</text:p>
          </table:table-cell>
          <table:table-cell office:value-type="string" calcext:value-type="string">
            <text:p>019.1 7124 2007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89570316001" calcext:value-type="float">
            <text:p>9789570316001</text:p>
          </table:table-cell>
          <table:table-cell office:value-type="string" calcext:value-type="string">
            <text:p>176.4 4443 199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780976694007" calcext:value-type="float">
            <text:p>9780976694007</text:p>
          </table:table-cell>
          <table:table-cell office:value-type="string" calcext:value-type="string">
            <text:p>312.91695 8535.2 2nd ed. <text:s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89576213625" calcext:value-type="float">
            <text:p>9789576213625</text:p>
          </table:table-cell>
          <table:table-cell office:value-type="string" calcext:value-type="string">
            <text:p>383.7 9924 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789576214912" calcext:value-type="float">
            <text:p>9789576214912</text:p>
          </table:table-cell>
          <table:table-cell office:value-type="string" calcext:value-type="string">
            <text:p>510 0010 2002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789575279776" calcext:value-type="float">
            <text:p>9789575279776</text:p>
          </table:table-cell>
          <table:table-cell office:value-type="string" calcext:value-type="string">
            <text:p>312.92 0428 2006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789574935529" calcext:value-type="float">
            <text:p>9789574935529</text:p>
          </table:table-cell>
          <table:table-cell office:value-type="string" calcext:value-type="string">
            <text:p>312.932c 2121 2002 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789571032719" calcext:value-type="float">
            <text:p>9789571032719</text:p>
          </table:table-cell>
          <table:table-cell office:value-type="string" calcext:value-type="string">
            <text:p>874.57 40401-1 2006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789575278052" calcext:value-type="float">
            <text:p>9789575278052</text:p>
          </table:table-cell>
          <table:table-cell office:value-type="string" calcext:value-type="string">
            <text:p>312.92 3866 2005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789578247062" calcext:value-type="float">
            <text:p>9789578247062</text:p>
          </table:table-cell>
          <table:table-cell office:value-type="string" calcext:value-type="string">
            <text:p>312.932P39 4248 1999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89571323831" calcext:value-type="float">
            <text:p>9789571323831</text:p>
          </table:table-cell>
          <table:table-cell office:value-type="string" calcext:value-type="string">
            <text:p>885.7157 4114 1999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789571338408" calcext:value-type="float">
            <text:p>9789571338408</text:p>
          </table:table-cell>
          <table:table-cell office:value-type="string" calcext:value-type="string">
            <text:p>861.57 4254 2003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789571315775" calcext:value-type="float">
            <text:p>9789571315775</text:p>
          </table:table-cell>
          <table:table-cell office:value-type="string" calcext:value-type="string">
            <text:p>861.57 4254 1997</text:p>
          </table:table-cell>
          <table:table-cell/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89575604509" calcext:value-type="float">
            <text:p>9789575604509</text:p>
          </table:table-cell>
          <table:table-cell office:value-type="string" calcext:value-type="string">
            <text:p>857.7 2590 1996</text:p>
          </table:table-cell>
          <table:table-cell/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789571338415" calcext:value-type="float">
            <text:p>9789571338415</text:p>
          </table:table-cell>
          <table:table-cell office:value-type="string" calcext:value-type="string">
            <text:p>861.57 4254 <text:s/>2003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89575452919" calcext:value-type="float">
            <text:p>9789575452919</text:p>
          </table:table-cell>
          <table:table-cell office:value-type="string" calcext:value-type="string">
            <text:p>874.57 7144 <text:s/>199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789867600790" calcext:value-type="float">
            <text:p>9789867600790</text:p>
          </table:table-cell>
          <table:table-cell office:value-type="string" calcext:value-type="string">
            <text:p>874.57 8797 2004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789574662807" calcext:value-type="float">
            <text:p>9789574662807</text:p>
          </table:table-cell>
          <table:table-cell office:value-type="string" calcext:value-type="string">
            <text:p>312.932P7 8656 2001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89867199645" calcext:value-type="float">
            <text:p>9789867199645</text:p>
          </table:table-cell>
          <table:table-cell office:value-type="string" calcext:value-type="string">
            <text:p>312.932C 4610 2006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789577105943" calcext:value-type="float">
            <text:p>9789577105943</text:p>
          </table:table-cell>
          <table:table-cell office:value-type="string" calcext:value-type="string">
            <text:p>803.16 8496 2012 <text:s/></text:p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4T01:53:05.399000000</dc:date>
    <meta:editing-duration>PT8M31S</meta:editing-duration>
    <meta:editing-cycles>1</meta:editing-cycles>
    <meta:document-statistic meta:table-count="1" meta:cell-count="952" meta:object-count="0"/>
    <meta:generator>LibreOffice/5.1.0.3$Windows_x86 LibreOffice_project/5e3e00a007d9b3b6efb6797a8b8e57b51ab1f737</meta:generator>
  </office:meta>
</office:document-meta>
</file>